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12bc" officeooo:paragraph-rsid="00151ad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512bc" officeooo:paragraph-rsid="00151adb" style:font-weight-asian="bold" style:font-weight-complex="bold"/>
    </style:style>
    <style:style style:name="P4" style:family="paragraph" style:parent-style-name="Standard">
      <style:text-properties officeooo:rsid="00151adb" officeooo:paragraph-rsid="00151adb"/>
    </style:style>
    <style:style style:name="P5" style:family="paragraph" style:parent-style-name="Standard">
      <style:text-properties officeooo:paragraph-rsid="00151adb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Standard">
      <style:text-properties fo:font-weight="bold" officeooo:rsid="00151adb" officeooo:paragraph-rsid="00151adb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>
      <style:text-properties officeooo:paragraph-rsid="001582d9"/>
    </style:style>
    <style:style style:name="P10" style:family="paragraph" style:parent-style-name="Standard" style:list-style-name="L2">
      <style:text-properties officeooo:paragraph-rsid="0015aa2d"/>
    </style:style>
    <style:style style:name="P11" style:family="paragraph" style:parent-style-name="Standard" style:list-style-name="L2">
      <style:text-properties officeooo:rsid="001582d9" officeooo:paragraph-rsid="001582d9"/>
    </style:style>
    <style:style style:name="P12" style:family="paragraph" style:parent-style-name="Standard" style:list-style-name="L2">
      <style:text-properties officeooo:rsid="0015aa2d" officeooo:paragraph-rsid="0015aa2d"/>
    </style:style>
    <style:style style:name="P13" style:family="paragraph" style:parent-style-name="Standard">
      <style:text-properties officeooo:paragraph-rsid="001582d9"/>
    </style:style>
    <style:style style:name="P14" style:family="paragraph" style:parent-style-name="Standard">
      <style:text-properties style:font-name="FreeMono" fo:font-size="6pt" officeooo:paragraph-rsid="001582d9" style:font-size-asian="6pt" style:font-size-complex="6pt"/>
    </style:style>
    <style:style style:name="P15" style:family="paragraph" style:parent-style-name="Standard">
      <style:paragraph-properties fo:break-before="page"/>
      <style:text-properties style:font-name="FreeMono" fo:font-size="6pt" officeooo:paragraph-rsid="001582d9" style:font-size-asian="6pt" style:font-size-complex="6pt"/>
    </style:style>
    <style:style style:name="T1" style:family="text">
      <style:text-properties officeooo:rsid="001512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1adb" style:font-weight-asian="bold" style:font-weight-complex="bold"/>
    </style:style>
    <style:style style:name="T4" style:family="text">
      <style:text-properties fo:font-weight="bold" officeooo:rsid="001582d9" style:font-weight-asian="bold" style:font-weight-complex="bold"/>
    </style:style>
    <style:style style:name="T5" style:family="text">
      <style:text-properties fo:font-weight="bold" officeooo:rsid="0015aa2d" style:font-weight-asian="bold" style:font-weight-complex="bold"/>
    </style:style>
    <style:style style:name="T6" style:family="text">
      <style:text-properties fo:font-weight="bold" officeooo:rsid="0017650d" style:font-weight-asian="bold" style:font-weight-complex="bold"/>
    </style:style>
    <style:style style:name="T7" style:family="text">
      <style:text-properties fo:font-weight="bold" officeooo:rsid="001b0426" style:font-weight-asian="bold" style:font-weight-complex="bold"/>
    </style:style>
    <style:style style:name="T8" style:family="text">
      <style:text-properties officeooo:rsid="00151adb"/>
    </style:style>
    <style:style style:name="T9" style:family="text">
      <style:text-properties officeooo:rsid="001582d9"/>
    </style:style>
    <style:style style:name="T10" style:family="text">
      <style:text-properties officeooo:rsid="0015aa2d"/>
    </style:style>
    <style:style style:name="T11" style:family="text">
      <style:text-properties fo:font-weight="normal" officeooo:rsid="0015aa2d" style:font-weight-asian="normal" style:font-weight-complex="normal"/>
    </style:style>
    <style:style style:name="T12" style:family="text">
      <style:text-properties officeooo:rsid="001b04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PW</text:p>
      <text:h text:style-name="P6" text:outline-level="1">React.js <text:span text:style-name="T10">exercices</text:span></text:h>
      <text:p text:style-name="P1"/>
      <text:p text:style-name="P1"/>
      <text:p text:style-name="P3"><text:span text:style-name="T8">1. Gé</text:span>nérateur de citation aléatoire</text:p>
      <text:p text:style-name="P2"/>
      <text:list xml:id="list2675731638" text:style-name="L1">
        <text:list-header>
          <text:p text:style-name="P8"/>
        </text:list-header>
        <text:list-item>
          <text:p text:style-name="P8">Définissez une liste de citations que vous souhaitez afficher de manière aléatoire. Vous pouvez stocker cette liste dans un tableau d'objets, chaque objet représentant une citation et son auteur.</text:p>
          <text:p text:style-name="P8"/>
        </text:list-item>
        <text:list-item>
          <text:p text:style-name="P8">Créez un composant <text:span text:style-name="T3">Quote</text:span> qui affichera un<text:span text:style-name="T1">e</text:span> citation unique. Ce composant doit accepter le texte de la citation et l'auteur comme <text:span text:style-name="T1">paramètre </text:span><text:span text:style-name="T8">(props)</text:span> et les afficher à l'écran.</text:p>
          <text:p text:style-name="P8"/>
        </text:list-item>
        <text:list-item>
          <text:p text:style-name="P8">Créez un composant <text:span text:style-name="T2">RandomQuote</text:span> qui affichera une citation aléatoire de la liste. Dans ce composant, vous pouvez utiliser la fonction Math.random pour générer un index aléatoire et récupérer la citation de la liste à l'aide de cet index.</text:p>
          <text:p text:style-name="P8"/>
        </text:list-item>
        <text:list-item>
          <text:p text:style-name="P8">Ajoutez un bouton au composant <text:span text:style-name="T2">RandomQuote</text:span> qui permet aux utilisateurs de générer un nouveau citations aléatoire lorsqu'ils cliquent dessus.</text:p>
          <text:p text:style-name="P8"/>
        </text:list-item>
        <text:list-item>
          <text:p text:style-name="P8">Ajoutez du style pour que votre générateur de citations soit <text:span text:style-name="T8">esthétiquement agréable</text:span>.</text:p>
          <text:p text:style-name="P8"/>
        </text:list-item>
        <text:list-item>
          <text:p text:style-name="P8">Testez votre générateur de citations pour vous assurer qu'il fonctionne comme prévu.</text:p>
          <text:p text:style-name="P8"/>
        </text:list-item>
      </text:list>
      <text:p text:style-name="P7"/>
      <text:p text:style-name="P7"/>
      <text:p text:style-name="P5"><text:span text:style-name="T3">2. </text:span><text:span text:style-name="T4">Prix </text:span><text:span text:style-name="T6">N</text:span><text:span text:style-name="T4">obel</text:span></text:p>
      <text:p text:style-name="P4"/>
      <text:list xml:id="list1496695171" text:style-name="L2">
        <text:list-item>
          <text:p text:style-name="P9"><text:span text:style-name="T9">En basant sur les données fournie en annexe, créer une liste des personnes qui ont gagné le prix </text:span><text:span text:style-name="T10">N</text:span><text:span text:style-name="T9">obel, </text:span><text:span text:style-name="T10">en créant les composants </text:span><text:span text:style-name="T5">ListItem</text:span><text:span text:style-name="T10"> et </text:span><text:span text:style-name="T5">List</text:span><text:span text:style-name="T11"> <text:s/></text:span></text:p>
          <text:p text:style-name="P9"/>
        </text:list-item>
        <text:list-item>
          <text:p text:style-name="P9"><text:span text:style-name="T10">Dans votre composant </text:span><text:span text:style-name="T7">App</text:span><text:span text:style-name="T11">, ajouter une </text:span><text:span text:style-name="T9">liste déroulante </text:span><text:span text:style-name="T10">pour</text:span><text:span text:style-name="T9"> </text:span><text:span text:style-name="T10">filtrer </text:span><text:span text:style-name="T9">par catégorie </text:span><text:span text:style-name="T10">(littérature, paix, chimie, ..)</text:span></text:p>
          <text:p text:style-name="P11"/>
        </text:list-item>
        <text:list-item>
          <text:p text:style-name="P12">Utiliser CSS pour rendre votre application agréable et utlisez des codes couleurs pour chaque catégorie de Prix</text:p>
          <text:p text:style-name="P12"/>
        </text:list-item>
        <text:list-item>
          <text:p text:style-name="P10"><text:span text:style-name="T10">Modifier votre composant </text:span><text:span text:style-name="T5">ListItem</text:span><text:span text:style-name="T10"> en ajoutant une image pour chaque lauréat</text:span></text:p>
          <text:p text:style-name="P11"/>
        </text:list-item>
      </text:list>
      <text:p text:style-name="P13"/>
      <text:p text:style-name="P15">const nobelPrizeWinners = [{</text:p>
      <text:p text:style-name="P14"><text:s text:c="4"/>id: 0,</text:p>
      <text:p text:style-name="P14"><text:s text:c="4"/>name: 'Wilhelm Röntgen',</text:p>
      <text:p text:style-name="P14"><text:s text:c="4"/>category: 'Physics',</text:p>
      <text:p text:style-name="P14"><text:s text:c="4"/>year: 1901</text:p>
      <text:p text:style-name="P14">}, {</text:p>
      <text:p text:style-name="P14"><text:s text:c="4"/>id: 1,</text:p>
      <text:p text:style-name="P14"><text:s text:c="4"/>name: 'Henri Dunant',</text:p>
      <text:p text:style-name="P14"><text:s text:c="4"/>category: 'Peace',</text:p>
      <text:p text:style-name="P14"><text:s text:c="4"/>year: 1901</text:p>
      <text:p text:style-name="P14">}, {</text:p>
      <text:p text:style-name="P14"><text:s text:c="4"/>id: 2,</text:p>
      <text:p text:style-name="P14"><text:s text:c="4"/>name: 'Frédéric Passy',</text:p>
      <text:p text:style-name="P14"><text:s text:c="4"/>category: 'Peace',</text:p>
      <text:p text:style-name="P14"><text:s text:c="4"/>year: 1901</text:p>
      <text:p text:style-name="P14">}, {</text:p>
      <text:p text:style-name="P14"><text:s text:c="4"/>id: 3,</text:p>
      <text:p text:style-name="P14"><text:s text:c="4"/>name: 'Emil Adolf von Behring',</text:p>
      <text:p text:style-name="P14"><text:s text:c="4"/>category: 'Physiology or Medicine',</text:p>
      <text:p text:style-name="P14"><text:s text:c="4"/>year: 1901</text:p>
      <text:p text:style-name="P14">}, {</text:p>
      <text:p text:style-name="P14"><text:s text:c="4"/>id: 4,</text:p>
      <text:p text:style-name="P14"><text:s text:c="4"/>name: 'Sully Prudhomme',</text:p>
      <text:p text:style-name="P14"><text:s text:c="4"/>category: 'Literature',</text:p>
      <text:p text:style-name="P14"><text:s text:c="4"/>year: 1901</text:p>
      <text:p text:style-name="P14">}, {</text:p>
      <text:p text:style-name="P14"><text:s text:c="4"/>id: 5,</text:p>
      <text:p text:style-name="P14"><text:s text:c="4"/>name: 'Jacobus Henricus van \'t Hoff',</text:p>
      <text:p text:style-name="P14"><text:s text:c="4"/>category: 'Chemistry',</text:p>
      <text:p text:style-name="P14"><text:s text:c="4"/>year: 1901</text:p>
      <text:p text:style-name="P14">}, {</text:p>
      <text:p text:style-name="P14"><text:s text:c="4"/>id: 6,</text:p>
      <text:p text:style-name="P14"><text:s text:c="4"/>name: 'Giosue Carducci',</text:p>
      <text:p text:style-name="P14"><text:s text:c="4"/>category: 'Literature',</text:p>
      <text:p text:style-name="P14"><text:s text:c="4"/>year: 1906</text:p>
      <text:p text:style-name="P14">}, {</text:p>
      <text:p text:style-name="P14"><text:s text:c="4"/>id: 7,</text:p>
      <text:p text:style-name="P14"><text:s text:c="4"/>name: 'Rudolf Christoph Eucken',</text:p>
      <text:p text:style-name="P14"><text:s text:c="4"/>category: 'Literature',</text:p>
      <text:p text:style-name="P14"><text:s text:c="4"/>year: 1908</text:p>
      <text:p text:style-name="P14">}, {</text:p>
      <text:p text:style-name="P14"><text:s text:c="4"/>id: 8,</text:p>
      <text:p text:style-name="P14"><text:s text:c="4"/>name: 'Paul Sabatier',</text:p>
      <text:p text:style-name="P14"><text:s text:c="4"/>category: 'Chemistry',</text:p>
      <text:p text:style-name="P14"><text:s text:c="4"/>year: 1912</text:p>
      <text:p text:style-name="P14">}, {</text:p>
      <text:p text:style-name="P14"><text:s text:c="4"/>id: 9,</text:p>
      <text:p text:style-name="P14"><text:s text:c="4"/>name: 'Albert Schweitzer',</text:p>
      <text:p text:style-name="P14"><text:s text:c="4"/>category: 'Peace',</text:p>
      <text:p text:style-name="P14"><text:s text:c="4"/>year: 1952</text:p>
      <text:p text:style-name="P14">}, {</text:p>
      <text:p text:style-name="P14"><text:s text:c="4"/>id: 10,</text:p>
      <text:p text:style-name="P14"><text:s text:c="4"/>name: 'Linus Pauling',</text:p>
      <text:p text:style-name="P14"><text:s text:c="4"/>category: 'Peace',</text:p>
      <text:p text:style-name="P14"><text:s text:c="4"/>year: 1962</text:p>
      <text:p text:style-name="P14">}, {</text:p>
      <text:p text:style-name="P14"><text:s text:c="4"/>id: 11,</text:p>
      <text:p text:style-name="P14"><text:s text:c="4"/>name: 'Martin Luther King Jr.',</text:p>
      <text:p text:style-name="P14"><text:s text:c="4"/>category: 'Peace',</text:p>
      <text:p text:style-name="P14"><text:s text:c="4"/>year: 1964</text:p>
      <text:p text:style-name="P14">}, {</text:p>
      <text:p text:style-name="P14"><text:s text:c="4"/>id: 12,</text:p>
      <text:p text:style-name="P14"><text:s text:c="4"/>name: 'William Faulkner',</text:p>
      <text:p text:style-name="P14"><text:s text:c="4"/>category: 'Literature',</text:p>
      <text:p text:style-name="P14"><text:s text:c="4"/>year: 1949</text:p>
      <text:p text:style-name="P14">}, {</text:p>
      <text:p text:style-name="P14"><text:s text:c="4"/>id: 13,</text:p>
      <text:p text:style-name="P14"><text:s text:c="4"/>name: 'Doris Lessing',</text:p>
      <text:p text:style-name="P14"><text:s text:c="4"/>category: 'Literature',</text:p>
      <text:p text:style-name="P14"><text:s text:c="4"/>year: 2007</text:p>
      <text:p text:style-name="P14">}, {</text:p>
      <text:p text:style-name="P14"><text:s text:c="4"/>id: 14,</text:p>
      <text:p text:style-name="P14"><text:s text:c="4"/>name: 'Ernest Hemingway',</text:p>
      <text:p text:style-name="P14"><text:s text:c="4"/>category: 'Literature',</text:p>
      <text:p text:style-name="P14"><text:s text:c="4"/>year: 1954</text:p>
      <text:p text:style-name="P14">}, {</text:p>
      <text:p text:style-name="P14"><text:s text:c="4"/>id: 15,</text:p>
      <text:p text:style-name="P14"><text:s text:c="4"/>name: 'Boris Pasternak',</text:p>
      <text:p text:style-name="P14"><text:s text:c="4"/>category: 'Literature',</text:p>
      <text:p text:style-name="P14"><text:s text:c="4"/>year: 1958</text:p>
      <text:p text:style-name="P14">}, {</text:p>
      <text:p text:style-name="P14"><text:s text:c="4"/>id: 16,</text:p>
      <text:p text:style-name="P14"><text:s text:c="4"/>name: 'Toni Morrison',</text:p>
      <text:p text:style-name="P14"><text:s text:c="4"/>category: 'Literature',</text:p>
      <text:p text:style-name="P14"><text:s text:c="4"/>year: 1993</text:p>
      <text:p text:style-name="P14">}, {</text:p>
      <text:p text:style-name="P14"><text:s text:c="4"/>id: 17,</text:p>
      <text:p text:style-name="P14"><text:s text:c="4"/>name: 'Mother Teresa',</text:p>
      <text:p text:style-name="P14"><text:s text:c="4"/>category: 'Peace',</text:p>
      <text:p text:style-name="P14"><text:s text:c="4"/>year: 1979</text:p>
      <text:p text:style-name="P14">}, {</text:p>
      <text:p text:style-name="P14"><text:s text:c="4"/>id: 18,</text:p>
      <text:p text:style-name="P14"><text:s text:c="4"/>name: 'Wangari Maathai',</text:p>
      <text:p text:style-name="P14"><text:s text:c="4"/>category: 'Peace',</text:p>
      <text:p text:style-name="P14"><text:s text:c="4"/>year: 2004</text:p>
      <text:p text:style-name="P14">}, {</text:p>
      <text:p text:style-name="P14"><text:s text:c="4"/>id: 19,</text:p>
      <text:p text:style-name="P14"><text:s text:c="4"/>name: 'Aung San Suu Kyi',</text:p>
      <text:p text:style-name="P14"><text:s text:c="4"/>category: 'Peace',</text:p>
      <text:p text:style-name="P14"><text:s text:c="4"/>year: 1991</text:p>
      <text:p text:style-name="P14">}]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09:22:40.661799253</meta:creation-date>
    <meta:editing-duration>PT2H33M51S</meta:editing-duration>
    <meta:editing-cycles>4</meta:editing-cycles>
    <meta:generator>LibreOffice/6.4.7.2$Linux_X86_64 LibreOffice_project/40$Build-2</meta:generator>
    <dc:date>2023-02-13T11:56:30.643731383</dc:date>
    <meta:document-statistic meta:table-count="0" meta:image-count="0" meta:object-count="0" meta:page-count="2" meta:paragraph-count="115" meta:word-count="464" meta:character-count="3139" meta:non-whitespace-character-count="2478"/>
  </office:meta>
</office:document-meta>
</file>